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number-columns-repeated="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2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table:style-name="ce4" office:value-type="string" calcext:value-type="string">
            <text:p>L9</text:p>
          </table:table-cell>
          <table:table-cell table:style-name="ce4" office:value-type="string" calcext:value-type="string">
            <text:p>L10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P5</text:p>
          </table:table-cell>
          <table:table-cell table:style-name="ce4" office:value-type="string" calcext:value-type="string">
            <text:p>P6</text:p>
          </table:table-cell>
          <table:table-cell table:style-name="ce4" office:value-type="string" calcext:value-type="string">
            <text:p>P7</text:p>
          </table:table-cell>
          <table:table-cell table:style-name="ce4" office:value-type="string" calcext:value-type="string">
            <text:p>P8</text:p>
          </table:table-cell>
          <table:table-cell office:value-type="string" calcext:value-type="string">
            <text:p>Practical Final</text:p>
          </table:table-cell>
          <table:table-cell table:style-name="ce9"/>
          <table:table-cell table:style-name="ce11" office:value-type="string" calcext:value-type="string">
            <text:p>Q1</text:p>
          </table:table-cell>
          <table:table-cell table:style-name="ce11" office:value-type="string" calcext:value-type="string">
            <text:p>Q2</text:p>
          </table:table-cell>
          <table:table-cell office:value-type="string" calcext:value-type="string">
            <text:p>Quiz <text:s/>Final</text:p>
          </table:table-cell>
          <table:table-cell table:style-name="ce9"/>
          <table:table-cell table:style-name="ce11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1" office:value-type="string" calcext:value-type="string">
            <text:p>FP – P</text:p>
          </table:table-cell>
          <table:table-cell table:style-name="ce11" office:value-type="string" calcext:value-type="string">
            <text:p>FP – D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2"/>
        </table:table-row>
        <table:table-row table:style-name="ro1">
          <table:table-cell table:style-name="ce2" office:value-type="string" calcext:value-type="string">
            <text:p>Daniel Bonnet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8"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81" calcext:value-type="float">
            <text:p>81</text:p>
          </table:table-cell>
          <table:table-cell table:style-name="ce7"/>
          <table:table-cell/>
          <table:table-cell table:style-name="ce5" office:value-type="float" office:value="86" calcext:value-type="float">
            <text:p>86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table:style-name="ce7"/>
          <table:table-cell/>
          <table:table-cell table:style-name="ce14" table:formula="of:=[.L2] + [.AD2] + [.AI2] + [.AM2]" office:value-type="float" office:value="0" calcext:value-type="float">
            <text:p>0.00000</text:p>
          </table:table-cell>
          <table:table-cell table:style-name="ce15" table:formula="of:=IF([.AO2]&gt;=0.9875;&quot;A+&quot;;  IF([.AO2]&gt;=0.94; &quot;A&quot;; IF([.AO2]&gt;=0.9; &quot;A-&quot;; IF([.AO2]&gt;=0.87; &quot;B+&quot;; IF([.AO2]&gt;=0.84;&quot;B&quot;; IF([.AO2]&gt;=0.8; &quot;B-&quot;; IF([.AO2]&gt;=0.77; &quot;C+&quot;; IF([.AO2]&gt;=0.74;&quot;C&quot;; IF([.AO2]&gt;=0.7; &quot;C-&quot;; IF([.AO2]&gt;=0.67; &quot;D+&quot;; IF([.AO2]&gt;=0.64;&quot;D&quot;; IF([.AO2]&gt;=0.6; &quot;D-&quot;; &quot;F&quot;))))))))))))" office:value-type="string" office:string-value="F" calcext:value-type="string">
            <text:p>F</text:p>
          </table:table-cell>
          <table:table-cell table:style-name="ce17" table:formula="of:=VLOOKUP([.AP2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7" calcext:value-type="float">
            <text:p>77</text:p>
          </table:table-cell>
          <table:table-cell table:style-name="ce7"/>
          <table:table-cell/>
          <table:table-cell table:style-name="ce5" office:value-type="float" office:value="88" calcext:value-type="float">
            <text:p>88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7"/>
          <table:table-cell/>
          <table:table-cell table:style-name="ce14" table:formula="of:=[.L3] + [.AD3] + [.AI3] + [.AM3]" office:value-type="float" office:value="0" calcext:value-type="float">
            <text:p>0.00000</text:p>
          </table:table-cell>
          <table:table-cell table:style-name="ce15" table:formula="of:=IF([.AO3]&gt;=0.9875;&quot;A+&quot;;  IF([.AO3]&gt;=0.94; &quot;A&quot;; IF([.AO3]&gt;=0.9; &quot;A-&quot;; IF([.AO3]&gt;=0.87; &quot;B+&quot;; IF([.AO3]&gt;=0.84;&quot;B&quot;; IF([.AO3]&gt;=0.8; &quot;B-&quot;; IF([.AO3]&gt;=0.77; &quot;C+&quot;; IF([.AO3]&gt;=0.74;&quot;C&quot;; IF([.AO3]&gt;=0.7; &quot;C-&quot;; IF([.AO3]&gt;=0.67; &quot;D+&quot;; IF([.AO3]&gt;=0.64;&quot;D&quot;; IF([.AO3]&gt;=0.6; &quot;D-&quot;; &quot;F&quot;))))))))))))" office:value-type="string" office:string-value="F" calcext:value-type="string">
            <text:p>F</text:p>
          </table:table-cell>
          <table:table-cell table:style-name="ce17" table:formula="of:=VLOOKUP([.AP3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Cara Brosiu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7"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98" calcext:value-type="float">
            <text:p>98</text:p>
          </table:table-cell>
          <table:table-cell table:style-name="ce5" office:value-type="float" office:value="100" calcext:value-type="float">
            <text:p>100</text:p>
          </table:table-cell>
          <table:table-cell table:style-name="ce7"/>
          <table:table-cell/>
          <table:table-cell table:style-name="ce5" office:value-type="float" office:value="95" calcext:value-type="float">
            <text:p>95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A-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7"/>
          <table:table-cell/>
          <table:table-cell table:style-name="ce14" table:formula="of:=[.L4] + [.AD4] + [.AI4] + [.AM4]" office:value-type="float" office:value="0" calcext:value-type="float">
            <text:p>0.00000</text:p>
          </table:table-cell>
          <table:table-cell table:style-name="ce15" table:formula="of:=IF([.AO4]&gt;=0.9875;&quot;A+&quot;;  IF([.AO4]&gt;=0.94; &quot;A&quot;; IF([.AO4]&gt;=0.9; &quot;A-&quot;; IF([.AO4]&gt;=0.87; &quot;B+&quot;; IF([.AO4]&gt;=0.84;&quot;B&quot;; IF([.AO4]&gt;=0.8; &quot;B-&quot;; IF([.AO4]&gt;=0.77; &quot;C+&quot;; IF([.AO4]&gt;=0.74;&quot;C&quot;; IF([.AO4]&gt;=0.7; &quot;C-&quot;; IF([.AO4]&gt;=0.67; &quot;D+&quot;; IF([.AO4]&gt;=0.64;&quot;D&quot;; IF([.AO4]&gt;=0.6; &quot;D-&quot;; &quot;F&quot;))))))))))))" office:value-type="string" office:string-value="F" calcext:value-type="string">
            <text:p>F</text:p>
          </table:table-cell>
          <table:table-cell table:style-name="ce17" table:formula="of:=VLOOKUP([.AP4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C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58" calcext:value-type="float">
            <text:p>58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table:style-name="ce7"/>
          <table:table-cell/>
          <table:table-cell table:style-name="ce14" table:formula="of:=[.L5] + [.AD5] + [.AI5] + [.AM5]" office:value-type="float" office:value="0" calcext:value-type="float">
            <text:p>0.00000</text:p>
          </table:table-cell>
          <table:table-cell table:style-name="ce15" table:formula="of:=IF([.AO5]&gt;=0.9875;&quot;A+&quot;;  IF([.AO5]&gt;=0.94; &quot;A&quot;; IF([.AO5]&gt;=0.9; &quot;A-&quot;; IF([.AO5]&gt;=0.87; &quot;B+&quot;; IF([.AO5]&gt;=0.84;&quot;B&quot;; IF([.AO5]&gt;=0.8; &quot;B-&quot;; IF([.AO5]&gt;=0.77; &quot;C+&quot;; IF([.AO5]&gt;=0.74;&quot;C&quot;; IF([.AO5]&gt;=0.7; &quot;C-&quot;; IF([.AO5]&gt;=0.67; &quot;D+&quot;; IF([.AO5]&gt;=0.64;&quot;D&quot;; IF([.AO5]&gt;=0.6; &quot;D-&quot;; &quot;F&quot;))))))))))))" office:value-type="string" office:string-value="F" calcext:value-type="string">
            <text:p>F</text:p>
          </table:table-cell>
          <table:table-cell table:style-name="ce17" table:formula="of:=VLOOKUP([.AP5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Douglas Hanley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4" calcext:value-type="float">
            <text:p>74</text:p>
          </table:table-cell>
          <table:table-cell table:style-name="ce7"/>
          <table:table-cell/>
          <table:table-cell table:style-name="ce5" office:value-type="float" office:value="48" calcext:value-type="float">
            <text:p>48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C</text:p>
          </table:table-cell>
          <table:table-cell table:style-name="ce7"/>
          <table:table-cell/>
          <table:table-cell table:style-name="ce14" table:formula="of:=[.L6] + [.AD6] + [.AI6] + [.AM6]" office:value-type="float" office:value="0" calcext:value-type="float">
            <text:p>0.00000</text:p>
          </table:table-cell>
          <table:table-cell table:style-name="ce15" table:formula="of:=IF([.AO6]&gt;=0.9875;&quot;A+&quot;;  IF([.AO6]&gt;=0.94; &quot;A&quot;; IF([.AO6]&gt;=0.9; &quot;A-&quot;; IF([.AO6]&gt;=0.87; &quot;B+&quot;; IF([.AO6]&gt;=0.84;&quot;B&quot;; IF([.AO6]&gt;=0.8; &quot;B-&quot;; IF([.AO6]&gt;=0.77; &quot;C+&quot;; IF([.AO6]&gt;=0.74;&quot;C&quot;; IF([.AO6]&gt;=0.7; &quot;C-&quot;; IF([.AO6]&gt;=0.67; &quot;D+&quot;; IF([.AO6]&gt;=0.64;&quot;D&quot;; IF([.AO6]&gt;=0.6; &quot;D-&quot;; &quot;F&quot;))))))))))))" office:value-type="string" office:string-value="F" calcext:value-type="string">
            <text:p>F</text:p>
          </table:table-cell>
          <table:table-cell table:style-name="ce17" table:formula="of:=VLOOKUP([.AP6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Lucas Hoesch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4" calcext:value-type="float">
            <text:p>74</text:p>
          </table:table-cell>
          <table:table-cell table:style-name="ce5" office:value-type="float" office:value="89" calcext:value-type="float">
            <text:p>89</text:p>
          </table:table-cell>
          <table:table-cell table:style-name="ce7"/>
          <table:table-cell/>
          <table:table-cell table:style-name="ce5" office:value-type="float" office:value="81" calcext:value-type="float">
            <text:p>81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table:style-name="ce7"/>
          <table:table-cell/>
          <table:table-cell table:style-name="ce14" table:formula="of:=[.L7] + [.AD7] + [.AI7] + [.AM7]" office:value-type="float" office:value="0" calcext:value-type="float">
            <text:p>0.00000</text:p>
          </table:table-cell>
          <table:table-cell table:style-name="ce15" table:formula="of:=IF([.AO7]&gt;=0.9875;&quot;A+&quot;;  IF([.AO7]&gt;=0.94; &quot;A&quot;; IF([.AO7]&gt;=0.9; &quot;A-&quot;; IF([.AO7]&gt;=0.87; &quot;B+&quot;; IF([.AO7]&gt;=0.84;&quot;B&quot;; IF([.AO7]&gt;=0.8; &quot;B-&quot;; IF([.AO7]&gt;=0.77; &quot;C+&quot;; IF([.AO7]&gt;=0.74;&quot;C&quot;; IF([.AO7]&gt;=0.7; &quot;C-&quot;; IF([.AO7]&gt;=0.67; &quot;D+&quot;; IF([.AO7]&gt;=0.64;&quot;D&quot;; IF([.AO7]&gt;=0.6; &quot;D-&quot;; &quot;F&quot;))))))))))))" office:value-type="string" office:string-value="F" calcext:value-type="string">
            <text:p>F</text:p>
          </table:table-cell>
          <table:table-cell table:style-name="ce17" table:formula="of:=VLOOKUP([.AP7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Braden Junker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53" calcext:value-type="float">
            <text:p>53</text:p>
          </table:table-cell>
          <table:table-cell table:style-name="ce7"/>
          <table:table-cell/>
          <table:table-cell table:style-name="ce5" office:value-type="float" office:value="64" calcext:value-type="float">
            <text:p>64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table:style-name="ce7"/>
          <table:table-cell/>
          <table:table-cell table:style-name="ce14" table:formula="of:=[.L8] + [.AD8] + [.AI8] + [.AM8]" office:value-type="float" office:value="0" calcext:value-type="float">
            <text:p>0.00000</text:p>
          </table:table-cell>
          <table:table-cell table:style-name="ce15" table:formula="of:=IF([.AO8]&gt;=0.9875;&quot;A+&quot;;  IF([.AO8]&gt;=0.94; &quot;A&quot;; IF([.AO8]&gt;=0.9; &quot;A-&quot;; IF([.AO8]&gt;=0.87; &quot;B+&quot;; IF([.AO8]&gt;=0.84;&quot;B&quot;; IF([.AO8]&gt;=0.8; &quot;B-&quot;; IF([.AO8]&gt;=0.77; &quot;C+&quot;; IF([.AO8]&gt;=0.74;&quot;C&quot;; IF([.AO8]&gt;=0.7; &quot;C-&quot;; IF([.AO8]&gt;=0.67; &quot;D+&quot;; IF([.AO8]&gt;=0.64;&quot;D&quot;; IF([.AO8]&gt;=0.6; &quot;D-&quot;; &quot;F&quot;))))))))))))" office:value-type="string" office:string-value="F" calcext:value-type="string">
            <text:p>F</text:p>
          </table:table-cell>
          <table:table-cell table:style-name="ce17" table:formula="of:=VLOOKUP([.AP8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Jai Redkar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number-columns-repeated="2" table:style-name="ce5" office:value-type="float" office:value="57" calcext:value-type="float">
            <text:p>57</text:p>
          </table:table-cell>
          <table:table-cell table:style-name="ce7"/>
          <table:table-cell/>
          <table:table-cell table:style-name="ce5" office:value-type="float" office:value="67" calcext:value-type="float">
            <text:p>67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table:style-name="ce7"/>
          <table:table-cell/>
          <table:table-cell table:style-name="ce14"/>
          <table:table-cell table:style-name="ce15"/>
          <table:table-cell table:style-name="ce17"/>
          <table:table-cell table:number-columns-repeated="981"/>
        </table:table-row>
        <table:table-row table:style-name="ro1">
          <table:table-cell office:value-type="string" calcext:value-type="string">
            <text:p>Luke Rega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88" calcext:value-type="float">
            <text:p>88</text:p>
          </table:table-cell>
          <table:table-cell table:style-name="ce7"/>
          <table:table-cell/>
          <table:table-cell table:style-name="ce5" office:value-type="float" office:value="75" calcext:value-type="float">
            <text:p>75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table:style-name="ce7"/>
          <table:table-cell/>
          <table:table-cell table:style-name="ce14" table:formula="of:=[.L10] + [.AD10] + [.AI10] + [.AM10]" office:value-type="float" office:value="0" calcext:value-type="float">
            <text:p>0.00000</text:p>
          </table:table-cell>
          <table:table-cell table:style-name="ce15" table:formula="of:=IF([.AO10]&gt;=0.9875;&quot;A+&quot;;  IF([.AO10]&gt;=0.94; &quot;A&quot;; IF([.AO10]&gt;=0.9; &quot;A-&quot;; IF([.AO10]&gt;=0.87; &quot;B+&quot;; IF([.AO10]&gt;=0.84;&quot;B&quot;; IF([.AO10]&gt;=0.8; &quot;B-&quot;; IF([.AO10]&gt;=0.77; &quot;C+&quot;; IF([.AO10]&gt;=0.74;&quot;C&quot;; IF([.AO10]&gt;=0.7; &quot;C-&quot;; IF([.AO10]&gt;=0.67; &quot;D+&quot;; IF([.AO10]&gt;=0.64;&quot;D&quot;; IF([.AO10]&gt;=0.6; &quot;D-&quot;; &quot;F&quot;))))))))))))" office:value-type="string" office:string-value="F" calcext:value-type="string">
            <text:p>F</text:p>
          </table:table-cell>
          <table:table-cell table:style-name="ce17" table:formula="of:=VLOOKUP([.AP10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2" calcext:value-type="float">
            <text:p>82</text:p>
          </table:table-cell>
          <table:table-cell table:style-name="ce7"/>
          <table:table-cell/>
          <table:table-cell table:style-name="ce5" office:value-type="float" office:value="84" calcext:value-type="float">
            <text:p>84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table:style-name="ce7"/>
          <table:table-cell/>
          <table:table-cell table:style-name="ce14" table:formula="of:=[.L11] + [.AD11] + [.AI11] + [.AM11]" office:value-type="float" office:value="0" calcext:value-type="float">
            <text:p>0.00000</text:p>
          </table:table-cell>
          <table:table-cell table:style-name="ce15" table:formula="of:=IF([.AO11]&gt;=0.9875;&quot;A+&quot;;  IF([.AO11]&gt;=0.94; &quot;A&quot;; IF([.AO11]&gt;=0.9; &quot;A-&quot;; IF([.AO11]&gt;=0.87; &quot;B+&quot;; IF([.AO11]&gt;=0.84;&quot;B&quot;; IF([.AO11]&gt;=0.8; &quot;B-&quot;; IF([.AO11]&gt;=0.77; &quot;C+&quot;; IF([.AO11]&gt;=0.74;&quot;C&quot;; IF([.AO11]&gt;=0.7; &quot;C-&quot;; IF([.AO11]&gt;=0.67; &quot;D+&quot;; IF([.AO11]&gt;=0.64;&quot;D&quot;; IF([.AO11]&gt;=0.6; &quot;D-&quot;; &quot;F&quot;))))))))))))" office:value-type="string" office:string-value="F" calcext:value-type="string">
            <text:p>F</text:p>
          </table:table-cell>
          <table:table-cell table:style-name="ce17" table:formula="of:=VLOOKUP([.AP11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Kyle Dilts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85" calcext:value-type="float">
            <text:p>85</text:p>
          </table:table-cell>
          <table:table-cell table:style-name="ce7"/>
          <table:table-cell/>
          <table:table-cell table:style-name="ce5" office:value-type="float" office:value="85" calcext:value-type="float">
            <text:p>85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A-</text:p>
          </table:table-cell>
          <table:table-cell table:style-name="ce7"/>
          <table:table-cell/>
          <table:table-cell table:style-name="ce14" table:formula="of:=[.L12] + [.AD12] + [.AI12] + [.AM12]" office:value-type="float" office:value="0" calcext:value-type="float">
            <text:p>0.00000</text:p>
          </table:table-cell>
          <table:table-cell table:style-name="ce15" table:formula="of:=IF([.AO12]&gt;=0.9875;&quot;A+&quot;;  IF([.AO12]&gt;=0.94; &quot;A&quot;; IF([.AO12]&gt;=0.9; &quot;A-&quot;; IF([.AO12]&gt;=0.87; &quot;B+&quot;; IF([.AO12]&gt;=0.84;&quot;B&quot;; IF([.AO12]&gt;=0.8; &quot;B-&quot;; IF([.AO12]&gt;=0.77; &quot;C+&quot;; IF([.AO12]&gt;=0.74;&quot;C&quot;; IF([.AO12]&gt;=0.7; &quot;C-&quot;; IF([.AO12]&gt;=0.67; &quot;D+&quot;; IF([.AO12]&gt;=0.64;&quot;D&quot;; IF([.AO12]&gt;=0.6; &quot;D-&quot;; &quot;F&quot;))))))))))))" office:value-type="string" office:string-value="F" calcext:value-type="string">
            <text:p>F</text:p>
          </table:table-cell>
          <table:table-cell table:style-name="ce17" table:formula="of:=VLOOKUP([.AP12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+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A-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3" calcext:value-type="float">
            <text:p>83</text:p>
          </table:table-cell>
          <table:table-cell table:style-name="ce5" office:value-type="float" office:value="85" calcext:value-type="float">
            <text:p>85</text:p>
          </table:table-cell>
          <table:table-cell table:style-name="ce7"/>
          <table:table-cell/>
          <table:table-cell table:style-name="ce5" office:value-type="float" office:value="95" calcext:value-type="float">
            <text:p>95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table:style-name="ce7"/>
          <table:table-cell/>
          <table:table-cell table:style-name="ce14" table:formula="of:=[.L13] + [.AD13] + [.AI13] + [.AM13]" office:value-type="float" office:value="0" calcext:value-type="float">
            <text:p>0.00000</text:p>
          </table:table-cell>
          <table:table-cell table:style-name="ce15" table:formula="of:=IF([.AO13]&gt;=0.9875;&quot;A+&quot;;  IF([.AO13]&gt;=0.94; &quot;A&quot;; IF([.AO13]&gt;=0.9; &quot;A-&quot;; IF([.AO13]&gt;=0.87; &quot;B+&quot;; IF([.AO13]&gt;=0.84;&quot;B&quot;; IF([.AO13]&gt;=0.8; &quot;B-&quot;; IF([.AO13]&gt;=0.77; &quot;C+&quot;; IF([.AO13]&gt;=0.74;&quot;C&quot;; IF([.AO13]&gt;=0.7; &quot;C-&quot;; IF([.AO13]&gt;=0.67; &quot;D+&quot;; IF([.AO13]&gt;=0.64;&quot;D&quot;; IF([.AO13]&gt;=0.6; &quot;D-&quot;; &quot;F&quot;))))))))))))" office:value-type="string" office:string-value="F" calcext:value-type="string">
            <text:p>F</text:p>
          </table:table-cell>
          <table:table-cell table:style-name="ce17" table:formula="of:=VLOOKUP([.AP13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Hunter Hoesch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60" calcext:value-type="float">
            <text:p>60</text:p>
          </table:table-cell>
          <table:table-cell table:style-name="ce7"/>
          <table:table-cell/>
          <table:table-cell table:style-name="ce5" office:value-type="float" office:value="65" calcext:value-type="float">
            <text:p>65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table:style-name="ce7"/>
          <table:table-cell/>
          <table:table-cell table:style-name="ce14" table:formula="of:=[.L14] + [.AD14] + [.AI14] + [.AM14]" office:value-type="float" office:value="0" calcext:value-type="float">
            <text:p>0.00000</text:p>
          </table:table-cell>
          <table:table-cell table:style-name="ce15" table:formula="of:=IF([.AO14]&gt;=0.9875;&quot;A+&quot;;  IF([.AO14]&gt;=0.94; &quot;A&quot;; IF([.AO14]&gt;=0.9; &quot;A-&quot;; IF([.AO14]&gt;=0.87; &quot;B+&quot;; IF([.AO14]&gt;=0.84;&quot;B&quot;; IF([.AO14]&gt;=0.8; &quot;B-&quot;; IF([.AO14]&gt;=0.77; &quot;C+&quot;; IF([.AO14]&gt;=0.74;&quot;C&quot;; IF([.AO14]&gt;=0.7; &quot;C-&quot;; IF([.AO14]&gt;=0.67; &quot;D+&quot;; IF([.AO14]&gt;=0.64;&quot;D&quot;; IF([.AO14]&gt;=0.6; &quot;D-&quot;; &quot;F&quot;))))))))))))" office:value-type="string" office:string-value="F" calcext:value-type="string">
            <text:p>F</text:p>
          </table:table-cell>
          <table:table-cell table:style-name="ce17" table:formula="of:=VLOOKUP([.AP14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Race Mahoney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1" calcext:value-type="float">
            <text:p>71</text:p>
          </table:table-cell>
          <table:table-cell table:style-name="ce5" office:value-type="float" office:value="82" calcext:value-type="float">
            <text:p>82</text:p>
          </table:table-cell>
          <table:table-cell table:style-name="ce7"/>
          <table:table-cell/>
          <table:table-cell table:style-name="ce5" office:value-type="float" office:value="85" calcext:value-type="float">
            <text:p>85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C</text:p>
          </table:table-cell>
          <table:table-cell table:style-name="ce7"/>
          <table:table-cell/>
          <table:table-cell table:style-name="ce14" table:formula="of:=[.L15] + [.AD15] + [.AI15] + [.AM15]" office:value-type="float" office:value="0" calcext:value-type="float">
            <text:p>0.00000</text:p>
          </table:table-cell>
          <table:table-cell table:style-name="ce15" table:formula="of:=IF([.AO15]&gt;=0.9875;&quot;A+&quot;;  IF([.AO15]&gt;=0.94; &quot;A&quot;; IF([.AO15]&gt;=0.9; &quot;A-&quot;; IF([.AO15]&gt;=0.87; &quot;B+&quot;; IF([.AO15]&gt;=0.84;&quot;B&quot;; IF([.AO15]&gt;=0.8; &quot;B-&quot;; IF([.AO15]&gt;=0.77; &quot;C+&quot;; IF([.AO15]&gt;=0.74;&quot;C&quot;; IF([.AO15]&gt;=0.7; &quot;C-&quot;; IF([.AO15]&gt;=0.67; &quot;D+&quot;; IF([.AO15]&gt;=0.64;&quot;D&quot;; IF([.AO15]&gt;=0.6; &quot;D-&quot;; &quot;F&quot;))))))))))))" office:value-type="string" office:string-value="F" calcext:value-type="string">
            <text:p>F</text:p>
          </table:table-cell>
          <table:table-cell table:style-name="ce17" table:formula="of:=VLOOKUP([.AP15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Jenna Millin</text:p>
          </table:table-cell>
          <table:table-cell office:value-type="string" calcext:value-type="string">
            <text:p>B+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2" calcext:value-type="float">
            <text:p>52</text:p>
          </table:table-cell>
          <table:table-cell table:style-name="ce5" office:value-type="float" office:value="72" calcext:value-type="float">
            <text:p>72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7"/>
          <table:table-cell/>
          <table:table-cell table:style-name="ce14" table:formula="of:=[.L16] + [.AD16] + [.AI16] + [.AM16]" office:value-type="float" office:value="0" calcext:value-type="float">
            <text:p>0.00000</text:p>
          </table:table-cell>
          <table:table-cell table:style-name="ce15" table:formula="of:=IF([.AO16]&gt;=0.9875;&quot;A+&quot;;  IF([.AO16]&gt;=0.94; &quot;A&quot;; IF([.AO16]&gt;=0.9; &quot;A-&quot;; IF([.AO16]&gt;=0.87; &quot;B+&quot;; IF([.AO16]&gt;=0.84;&quot;B&quot;; IF([.AO16]&gt;=0.8; &quot;B-&quot;; IF([.AO16]&gt;=0.77; &quot;C+&quot;; IF([.AO16]&gt;=0.74;&quot;C&quot;; IF([.AO16]&gt;=0.7; &quot;C-&quot;; IF([.AO16]&gt;=0.67; &quot;D+&quot;; IF([.AO16]&gt;=0.64;&quot;D&quot;; IF([.AO16]&gt;=0.6; &quot;D-&quot;; &quot;F&quot;))))))))))))" office:value-type="string" office:string-value="F" calcext:value-type="string">
            <text:p>F</text:p>
          </table:table-cell>
          <table:table-cell table:style-name="ce17" table:formula="of:=VLOOKUP([.AP16]; [.$AV$2:.$AW$15]; 2; 0)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972"/>
        </table:table-row>
        <table:table-row table:style-name="ro1">
          <table:table-cell office:value-type="string" calcext:value-type="string">
            <text:p>Ahmad Raje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97" calcext:value-type="float">
            <text:p>97</text:p>
          </table:table-cell>
          <table:table-cell table:style-name="ce7"/>
          <table:table-cell/>
          <table:table-cell table:style-name="ce5" office:value-type="float" office:value="94" calcext:value-type="float">
            <text:p>94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table:style-name="ce7"/>
          <table:table-cell/>
          <table:table-cell table:style-name="ce14" table:formula="of:=[.L17] + [.AD17] + [.AI17] + [.AM17]" office:value-type="float" office:value="0" calcext:value-type="float">
            <text:p>0.00000</text:p>
          </table:table-cell>
          <table:table-cell table:style-name="ce15" table:formula="of:=IF([.AO17]&gt;=0.9875;&quot;A+&quot;;  IF([.AO17]&gt;=0.94; &quot;A&quot;; IF([.AO17]&gt;=0.9; &quot;A-&quot;; IF([.AO17]&gt;=0.87; &quot;B+&quot;; IF([.AO17]&gt;=0.84;&quot;B&quot;; IF([.AO17]&gt;=0.8; &quot;B-&quot;; IF([.AO17]&gt;=0.77; &quot;C+&quot;; IF([.AO17]&gt;=0.74;&quot;C&quot;; IF([.AO17]&gt;=0.7; &quot;C-&quot;; IF([.AO17]&gt;=0.67; &quot;D+&quot;; IF([.AO17]&gt;=0.64;&quot;D&quot;; IF([.AO17]&gt;=0.6; &quot;D-&quot;; &quot;F&quot;))))))))))))" office:value-type="string" office:string-value="F" calcext:value-type="string">
            <text:p>F</text:p>
          </table:table-cell>
          <table:table-cell table:style-name="ce17" table:formula="of:=VLOOKUP([.AP17]; [.$AV$2:.$AW$15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975"/>
        </table:table-row>
        <table:table-row table:style-name="ro1">
          <table:table-cell table:style-name="ce2" office:value-type="string" calcext:value-type="string">
            <text:p>Sam Rodman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H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90" calcext:value-type="float">
            <text:p>90</text:p>
          </table:table-cell>
          <table:table-cell table:style-name="ce7"/>
          <table:table-cell/>
          <table:table-cell table:style-name="ce5" office:value-type="float" office:value="79" calcext:value-type="float">
            <text:p>79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A-</text:p>
          </table:table-cell>
          <table:table-cell table:style-name="ce7"/>
          <table:table-cell/>
          <table:table-cell table:style-name="ce14" table:formula="of:=[.L18] + [.AD18] + [.AI18] + [.AM18]" office:value-type="float" office:value="0" calcext:value-type="float">
            <text:p>0.00000</text:p>
          </table:table-cell>
          <table:table-cell table:style-name="ce15" table:formula="of:=IF([.AO18]&gt;=0.9875;&quot;A+&quot;;  IF([.AO18]&gt;=0.94; &quot;A&quot;; IF([.AO18]&gt;=0.9; &quot;A-&quot;; IF([.AO18]&gt;=0.87; &quot;B+&quot;; IF([.AO18]&gt;=0.84;&quot;B&quot;; IF([.AO18]&gt;=0.8; &quot;B-&quot;; IF([.AO18]&gt;=0.77; &quot;C+&quot;; IF([.AO18]&gt;=0.74;&quot;C&quot;; IF([.AO18]&gt;=0.7; &quot;C-&quot;; IF([.AO18]&gt;=0.67; &quot;D+&quot;; IF([.AO18]&gt;=0.64;&quot;D&quot;; IF([.AO18]&gt;=0.6; &quot;D-&quot;; &quot;F&quot;))))))))))))" office:value-type="string" office:string-value="F" calcext:value-type="string">
            <text:p>F</text:p>
          </table:table-cell>
          <table:table-cell table:style-name="ce17" table:formula="of:=VLOOKUP([.AP18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Ryan Yamada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8" calcext:value-type="float">
            <text:p>88</text:p>
          </table:table-cell>
          <table:table-cell table:style-name="ce7"/>
          <table:table-cell/>
          <table:table-cell table:style-name="ce5" office:value-type="float" office:value="90" calcext:value-type="float">
            <text:p>90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7"/>
          <table:table-cell/>
          <table:table-cell table:style-name="ce14" table:formula="of:=[.L19] + [.AD19] + [.AI19] + [.AM19]" office:value-type="float" office:value="0" calcext:value-type="float">
            <text:p>0.00000</text:p>
          </table:table-cell>
          <table:table-cell table:style-name="ce15" table:formula="of:=IF([.AO19]&gt;=0.9875;&quot;A+&quot;;  IF([.AO19]&gt;=0.94; &quot;A&quot;; IF([.AO19]&gt;=0.9; &quot;A-&quot;; IF([.AO19]&gt;=0.87; &quot;B+&quot;; IF([.AO19]&gt;=0.84;&quot;B&quot;; IF([.AO19]&gt;=0.8; &quot;B-&quot;; IF([.AO19]&gt;=0.77; &quot;C+&quot;; IF([.AO19]&gt;=0.74;&quot;C&quot;; IF([.AO19]&gt;=0.7; &quot;C-&quot;; IF([.AO19]&gt;=0.67; &quot;D+&quot;; IF([.AO19]&gt;=0.64;&quot;D&quot;; IF([.AO19]&gt;=0.6; &quot;D-&quot;; &quot;F&quot;))))))))))))" office:value-type="string" office:string-value="F" calcext:value-type="string">
            <text:p>F</text:p>
          </table:table-cell>
          <table:table-cell table:style-name="ce17" table:formula="of:=VLOOKUP([.AP19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14" table:formula="of:=[.L20] + [.AD20] + [.AI20] + [.AM20]" office:value-type="float" office:value="0" calcext:value-type="float">
            <text:p>0.00000</text:p>
          </table:table-cell>
          <table:table-cell table:style-name="ce15" table:formula="of:=IF([.AO20]&gt;=0.9875;&quot;A+&quot;;  IF([.AO20]&gt;=0.94; &quot;A&quot;; IF([.AO20]&gt;=0.9; &quot;A-&quot;; IF([.AO20]&gt;=0.87; &quot;B+&quot;; IF([.AO20]&gt;=0.84;&quot;B&quot;; IF([.AO20]&gt;=0.8; &quot;B-&quot;; IF([.AO20]&gt;=0.77; &quot;C+&quot;; IF([.AO20]&gt;=0.74;&quot;C&quot;; IF([.AO20]&gt;=0.7; &quot;C-&quot;; IF([.AO20]&gt;=0.67; &quot;D+&quot;; IF([.AO20]&gt;=0.64;&quot;D&quot;; IF([.AO20]&gt;=0.6; &quot;D-&quot;; &quot;F&quot;))))))))))))" office:value-type="string" office:string-value="F" calcext:value-type="string">
            <text:p>F</text:p>
          </table:table-cell>
          <table:table-cell table:style-name="ce17" table:formula="of:=VLOOKUP([.AP20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formula="of:=AVERAGE([.X2:.X19])" office:value-type="float" office:value="70.1111111111111" calcext:value-type="float">
            <text:p>70.1111111111</text:p>
          </table:table-cell>
          <table:table-cell table:style-name="ce5" table:formula="of:=AVERAGE([.Y2:.Y19])" office:value-type="float" office:value="78.7777777777778" calcext:value-type="float">
            <text:p>78.7777777778</text:p>
          </table:table-cell>
          <table:table-cell table:style-name="ce7"/>
          <table:table-cell/>
          <table:table-cell table:style-name="ce5" table:formula="of:=AVERAGE([.AB2:.AB19])" office:value-type="float" office:value="79.1666666666667" calcext:value-type="float">
            <text:p>79.1666666667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14" table:formula="of:=[.L21] + [.AD21] + [.AI21] + [.AM21]" office:value-type="float" office:value="0" calcext:value-type="float">
            <text:p>0.00000</text:p>
          </table:table-cell>
          <table:table-cell table:style-name="ce15" table:formula="of:=IF([.AO21]&gt;=0.9875;&quot;A+&quot;;  IF([.AO21]&gt;=0.94; &quot;A&quot;; IF([.AO21]&gt;=0.9; &quot;A-&quot;; IF([.AO21]&gt;=0.87; &quot;B+&quot;; IF([.AO21]&gt;=0.84;&quot;B&quot;; IF([.AO21]&gt;=0.8; &quot;B-&quot;; IF([.AO21]&gt;=0.77; &quot;C+&quot;; IF([.AO21]&gt;=0.74;&quot;C&quot;; IF([.AO21]&gt;=0.7; &quot;C-&quot;; IF([.AO21]&gt;=0.67; &quot;D+&quot;; IF([.AO21]&gt;=0.64;&quot;D&quot;; IF([.AO21]&gt;=0.6; &quot;D-&quot;; &quot;F&quot;))))))))))))" office:value-type="string" office:string-value="F" calcext:value-type="string">
            <text:p>F</text:p>
          </table:table-cell>
          <table:table-cell table:style-name="ce17" table:formula="of:=VLOOKUP([.AP21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14" table:formula="of:=[.L22] + [.AD22] + [.AI22] + [.AM22]" office:value-type="float" office:value="0" calcext:value-type="float">
            <text:p>0.00000</text:p>
          </table:table-cell>
          <table:table-cell table:style-name="ce15" table:formula="of:=IF([.AO22]&gt;=0.9875;&quot;A+&quot;;  IF([.AO22]&gt;=0.94; &quot;A&quot;; IF([.AO22]&gt;=0.9; &quot;A-&quot;; IF([.AO22]&gt;=0.87; &quot;B+&quot;; IF([.AO22]&gt;=0.84;&quot;B&quot;; IF([.AO22]&gt;=0.8; &quot;B-&quot;; IF([.AO22]&gt;=0.77; &quot;C+&quot;; IF([.AO22]&gt;=0.74;&quot;C&quot;; IF([.AO22]&gt;=0.7; &quot;C-&quot;; IF([.AO22]&gt;=0.67; &quot;D+&quot;; IF([.AO22]&gt;=0.64;&quot;D&quot;; IF([.AO22]&gt;=0.6; &quot;D-&quot;; &quot;F&quot;))))))))))))" office:value-type="string" office:string-value="F" calcext:value-type="string">
            <text:p>F</text:p>
          </table:table-cell>
          <table:table-cell table:style-name="ce17" table:formula="of:=VLOOKUP([.AP22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10"/>
          <table:table-cell table:style-name="ce15" table:formula="of:=AVERAGE([.AO2:.AO19])" office:value-type="float" office:value="0" calcext:value-type="float">
            <text:p>0</text:p>
          </table:table-cell>
          <table:table-cell table:style-name="ce12"/>
          <table:table-cell table:style-name="ce15" table:formula="of:=AVERAGE([.AQ2:.AQ22])" office:value-type="float" office:value="0" calcext:value-type="float">
            <text:p>0</text:p>
          </table:table-cell>
          <table:table-cell table:number-columns-repeated="981"/>
        </table:table-row>
        <table:table-row table:style-name="ro1" table:number-rows-repeated="5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994"/>
        </table:table-row>
        <table:table-row table:style-name="ro1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100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 style:data-style-name="N2" text:time-value="08:24:12.182260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2-08T08:37:56.365399249</dc:date>
    <dc:creator>Gregory Kapfhammer</dc:creator>
    <meta:editing-duration>P9DT6H34M20S</meta:editing-duration>
    <meta:editing-cycles>234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628" meta:object-count="0"/>
  </office:meta>
</office:document-meta>
</file>